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c655" officeooo:paragraph-rsid="000dc655"/>
    </style:style>
    <style:style style:name="P2" style:family="paragraph" style:parent-style-name="Standard">
      <style:paragraph-properties fo:text-align="start" style:justify-single-word="false"/>
      <style:text-properties officeooo:rsid="000dc655" officeooo:paragraph-rsid="000dc655"/>
    </style:style>
    <style:style style:name="P3" style:family="paragraph" style:parent-style-name="Standard">
      <style:paragraph-properties fo:text-align="start" style:justify-single-word="false"/>
      <style:text-properties officeooo:rsid="000dc655" officeooo:paragraph-rsid="000dc655"/>
    </style:style>
    <style:style style:name="P4" style:family="paragraph" style:parent-style-name="Standard">
      <style:paragraph-properties fo:text-align="start" style:justify-single-word="false"/>
      <style:text-properties officeooo:rsid="000f478e" officeooo:paragraph-rsid="000f478e"/>
    </style:style>
    <style:style style:name="P5" style:family="paragraph" style:parent-style-name="Standard">
      <style:paragraph-properties fo:text-align="start" style:justify-single-word="false"/>
      <style:text-properties officeooo:rsid="000f55fc" officeooo:paragraph-rsid="000f5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s:</text:p>
      <text:p text:style-name="P1"/>
      <text:p text:style-name="P2">SelectionSort.java</text:p>
      <text:p text:style-name="P2"/>
      <text:p text:style-name="P2">bonnettd@aldenv104:~/cs112s2015/cs112s2015-bonnettd/labs/lab3$ java SelectionSort </text:p>
      <text:p text:style-name="P2">83421 </text:p>
      <text:p text:style-name="P2">13428 </text:p>
      <text:p text:style-name="P2">12438 </text:p>
      <text:p text:style-name="P2">12348 </text:p>
      <text:p text:style-name="P2">12348 </text:p>
      <text:p text:style-name="P2">12348 </text:p>
      <text:p text:style-name="P2"/>
      <text:p text:style-name="P2"/>
      <text:p text:style-name="P2">Cipher.java</text:p>
      <text:p text:style-name="P2"/>
      <text:p text:style-name="P2">bonnettd@aldenv104:~/cs112s2015/cs112s2015-bonnettd/labs/lab3$ java Cipher </text:p>
      <text:p text:style-name="P2">Enter a message </text:p>
      <text:p text:style-name="P2">Who Lives in a Pineapple Under the Sea </text:p>
      <text:p text:style-name="P2">Would you like to Cipher your message (1 = yes, 2 = no) </text:p>
      <text:p text:style-name="P2">1 </text:p>
      <text:p text:style-name="P2">Dov Spclz pu h Wpulhwwsl Bukly aol Zlh </text:p>
      <text:p text:style-name="P2">Who Lives in a Pineapple Under the Sea </text:p>
      <text:p text:style-name="P2"/>
      <text:p text:style-name="P2"/>
      <text:p text:style-name="P5">bonnettd@aldenv183:~/cs112s2015/cs112s2015-bonnettd/labs/lab3$ java Cipher</text:p>
      <text:p text:style-name="P5">Enter a message</text:p>
      <text:p text:style-name="P5">spongebob squarepants</text:p>
      <text:p text:style-name="P5">Would you like to Cipher your message (1 = yes, 2 = no)</text:p>
      <text:p text:style-name="P5">2</text:p>
      <text:p text:style-name="P5">Alrighty then</text:p>
      <text:p text:style-name="P2"/>
      <text:p text:style-name="P2"/>
      <text:p text:style-name="P4">Fibonacci.java</text:p>
      <text:p text:style-name="P4"/>
      <text:p text:style-name="P4">bonnettd@aldenv183:~/cs112s2015/cs112s2015-bonnettd/labs/lab3$ java Fibonacci The next five numbers are: </text:p>
      <text:p text:style-name="P4">-3</text:p>
      <text:p text:style-name="P4">-5</text:p>
      <text:p text:style-name="P4">-8</text:p>
      <text:p text:style-name="P4">-13</text:p>
      <text:p text:style-name="P4">-21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7:24:01.947097915</meta:creation-date>
    <dc:date>2015-02-08T21:06:18.493133248</dc:date>
    <meta:editing-duration>PT7M4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30" meta:word-count="94" meta:character-count="743" meta:non-whitespace-character-count="652"/>
  </office:meta>
</office:document-meta>
</file>